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)" style:num-format="1" text:start-value="1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)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)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</style:style>
    <style:style style:name="T5" style:parent-style-name="DefaultParagraphFont" style:family="text">
      <style:text-properties style:font-name-complex="Verdana" fo:font-weight="bold" style:font-weight-asian="bold" style:font-weight-complex="bold" fo:color="#7E0021" fo:font-size="10pt" style:font-size-asian="10pt" style:font-size-complex="10pt"/>
    </style:style>
    <style:style style:name="T6" style:parent-style-name="DefaultParagraphFont" style:family="text">
      <style:text-properties style:font-name-complex="Verdana" fo:font-weight="bold" style:font-weight-asian="bold" style:font-weight-complex="bold" fo:color="#4B1F6F" fo:font-size="10pt" style:font-size-asian="10pt" style:font-size-complex="10pt"/>
    </style:style>
    <style:style style:name="P7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</style:style>
    <style:style style:name="T10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11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12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16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</style:style>
    <style:style style:name="T18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19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0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1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125in"/>
          <style:tab-stop style:type="left" style:position="2in"/>
          <style:tab-stop style:type="left" style:position="3.5in"/>
          <style:tab-stop style:type="left" style:position="4.87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23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24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</style:style>
    <style:style style:name="T25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6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7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8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0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1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4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35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</style:style>
    <style:style style:name="T36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37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38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T40" style:parent-style-name="DefaultParagraphFont" style:family="text"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1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4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8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49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Verdana" fo:font-weight="bold" style:font-weight-asian="bold" style:font-weight-complex="bold" fo:font-size="10pt" style:font-size-asian="10pt" style:font-size-complex="10pt"/>
    </style:style>
    <style:style style:name="P51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2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3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4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7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1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2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3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4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6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7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8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9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1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2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3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4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7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1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2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3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4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7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1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2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3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4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6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7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8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9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0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1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2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3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4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6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7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8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10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11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olumn113" style:family="table-column">
      <style:table-column-properties style:column-width="0.3055in"/>
    </style:style>
    <style:style style:name="TableColumn114" style:family="table-column">
      <style:table-column-properties style:column-width="0.6666in"/>
    </style:style>
    <style:style style:name="TableColumn115" style:family="table-column">
      <style:table-column-properties style:column-width="0.6666in"/>
    </style:style>
    <style:style style:name="TableColumn116" style:family="table-column">
      <style:table-column-properties style:column-width="0.6666in"/>
    </style:style>
    <style:style style:name="TableColumn117" style:family="table-column">
      <style:table-column-properties style:column-width="0.6666in"/>
    </style:style>
    <style:style style:name="TableColumn118" style:family="table-column">
      <style:table-column-properties style:column-width="0.6666in"/>
    </style:style>
    <style:style style:name="TableColumn119" style:family="table-column">
      <style:table-column-properties style:column-width="0.6666in"/>
    </style:style>
    <style:style style:name="Table112" style:family="table">
      <style:table-properties style:width="4.2222in" fo:margin-left="0in" table:align="left"/>
    </style:style>
    <style:style style:name="TableRow120" style:family="table-row">
      <style:table-row-properties style:min-row-height="0.2in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35" style:family="table-row">
      <style:table-row-properties style:min-row-height="0.2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50" style:family="table-row">
      <style:table-row-properties style:min-row-height="0.2in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65" style:family="table-row">
      <style:table-row-properties style:min-row-height="0.2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80" style:family="table-row">
      <style:table-row-properties style:min-row-height="0.2in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19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<text:s text:c="63"/></text:span><text:span text:style-name="T6">NUMBER SERIES</text:span></text:p>
      <text:p text:style-name="P7"/>
      <text:p text:style-name="P8">1) <text:s text:c="4"/>999, 729, 126, 12, ______</text:p>
      <text:p text:style-name="P9"><text:span text:style-name="T10"><text:s text:c="3"/></text:span><text:span text:style-name="T11"><text:tab/>(1) 9 <text:s text:c="9"/></text:span><text:span text:style-name="T12"><text:tab/>(2) 8 <text:s text:c="14"/></text:span><text:span text:style-name="T13"><text:tab/>(3) 6 <text:s text:c="16"/></text:span><text:span text:style-name="T14"><text:tab/>(4) 2</text:span></text:p>
      <text:p text:style-name="P15"/>
      <text:p text:style-name="P16">2) 1799, 899, 449 ________</text:p>
      <text:p text:style-name="P17"><text:span text:style-name="T18"><text:tab/>(1) 94 <text:s text:c="9"/></text:span><text:span text:style-name="T19"><text:tab/>(2) 95<text:s/></text:span><text:span text:style-name="T20"><text:s text:c="15"/></text:span><text:span text:style-name="T21"><text:tab/>(3) 96 <text:s text:c="16"/>(4) 224</text:span></text:p>
      <text:p text:style-name="P22"/>
      <text:p text:style-name="P23">3). 7, 14.5, 44.5, 179.5, ______</text:p>
      <text:p text:style-name="P24"><text:span text:style-name="T25"><text:s text:c="3"/></text:span><text:span text:style-name="T26"><text:tab/>(1) 359.5</text:span><text:span text:style-name="T27"><text:tab/>(2) 361.5</text:span><text:span text:style-name="T28"><text:tab/>(3) 899.5</text:span><text:span text:style-name="T29"><text:tab/>(4) 362</text:span></text:p>
      <text:p text:style-name="P30"/>
      <text:p text:style-name="P31">4). 2 + 3 = 8, 3 + 7 = 27, 4 + 5 = 32, 5 + 8 = 60, 6 + 7 = 72, 7 + 8 = ?</text:p>
      <text:p text:style-name="P32"><text:s text:c="3"/><text:tab/>(1) 78<text:tab/>(2) 87<text:tab/>(3) 98<text:tab/>(4) 89</text:p>
      <text:p text:style-name="P33"/>
      <text:p text:style-name="P34">5). 2, 4, 9, 28, 125,<text:s/>726, ______</text:p>
      <text:p text:style-name="P35"><text:span text:style-name="T36"><text:s text:c="3"/></text:span><text:span text:style-name="T37"><text:tab/>(1) 5047</text:span><text:span text:style-name="T38"><text:tab/>(2) 2017</text:span><text:span text:style-name="T39"><text:tab/>(3) 2197</text:span><text:span text:style-name="T40"><text:tab/>(4) 1728</text:span></text:p>
      <text:p text:style-name="P41"/>
      <text:p text:style-name="P42">6). 1, 11, 21, 1211, 111221, _______</text:p>
      <text:p text:style-name="P43"><text:s text:c="3"/><text:tab/>(1) 1111221<text:tab/>(2) 1122311<text:tab/>(3) 312211 <text:s text:c="4"/><text:tab/>(4) 122311</text:p>
      <text:p text:style-name="P44"/>
      <text:p text:style-name="P45">7) <text:s/>6, 15, 35, 77, 143, _______</text:p>
      <text:p text:style-name="P46"><text:s text:c="3"/><text:tab/>(1) 230<text:tab/>(2) 225<text:tab/>(3) 119<text:tab/>(4) 221</text:p>
      <text:p text:style-name="P47"/>
      <text:p text:style-name="P48">8) <text:s text:c="2"/>8, 24, 12, 36, 18, 54, _______</text:p>
      <text:p text:style-name="P49">1)27<text:tab/>(2) 108<text:tab/>(3) 68<text:tab/>(4) 72</text:p>
      <text:p text:style-name="P50"/>
      <text:p text:style-name="P51">9) <text:s text:c="2"/>12, 32, 72, 152, x</text:p>
      <text:p text:style-name="P52">a)<text:tab/>312<text:tab/><text:tab/><text:tab/><text:tab/><text:tab/>b)<text:tab/>325</text:p>
      <text:p text:style-name="P53">c)<text:tab/>515<text:tab/><text:tab/><text:tab/><text:tab/><text:tab/>d)<text:tab/>613</text:p>
      <text:p text:style-name="P54"/>
      <text:p text:style-name="P55">10) <text:s/>1, 2, 5, 12, 27, 58, 121, _____</text:p>
      <text:p text:style-name="P56">a)<text:tab/>246<text:tab/><text:tab/><text:tab/><text:tab/><text:tab/>b)<text:tab/>247</text:p>
      <text:p text:style-name="P57">c)<text:tab/>248<text:tab/><text:tab/><text:tab/><text:tab/><text:tab/>d)<text:tab/>249</text:p>
      <text:p text:style-name="P58"/>
      <text:p text:style-name="P59">11) <text:s text:c="2"/>225, 336, 447, _____, 669, 7710</text:p>
      <text:p text:style-name="P60">a)<text:tab/>114<text:tab/><text:tab/><text:tab/><text:tab/><text:tab/>b) 338</text:p>
      <text:p text:style-name="P61">c)<text:tab/>558<text:tab/><text:tab/><text:tab/><text:tab/><text:tab/>d)<text:tab/>991</text:p>
      <text:p text:style-name="P62"/>
      <text:p text:style-name="P63">12) (2,3), (3,5),<text:s/>(5,7), (7,11), (11,13)</text:p>
      <text:p text:style-name="P64">a)<text:tab/>13,15<text:tab/><text:tab/><text:tab/><text:tab/>b)<text:tab/>15,16</text:p>
      <text:p text:style-name="P65">c)<text:tab/>13,17<text:tab/><text:tab/><text:tab/><text:tab/>d)<text:tab/>13,19</text:p>
      <text:p text:style-name="P66"/>
      <text:p text:style-name="P67">13) 11, 10, _____, 100, 1001, 1000, 10001</text:p>
      <text:p text:style-name="P68">a)<text:tab/>101<text:tab/><text:tab/><text:tab/><text:tab/><text:tab/>b)<text:tab/>110</text:p>
      <text:p text:style-name="P69">c)<text:tab/>111<text:tab/><text:tab/><text:tab/><text:tab/><text:tab/>d)<text:tab/>None</text:p>
      <text:p text:style-name="P70"/>
      <text:p text:style-name="P71">14) 49, 1625, _____, 6481</text:p>
      <text:p text:style-name="P72">a)<text:tab/>1628<text:tab/><text:tab/><text:tab/><text:tab/>b)<text:tab/>3649</text:p>
      <text:p text:style-name="P73">c)<text:tab/>348<text:tab/><text:tab/><text:tab/><text:tab/><text:tab/>d)<text:tab/>642</text:p>
      <text:p text:style-name="P74"/>
      <text:p text:style-name="P75">15) 43, 47, 90, 56, 63, 119, 67, 79, _____</text:p>
      <text:p text:style-name="P76">a)<text:tab/>150<text:tab/><text:tab/><text:tab/><text:tab/><text:tab/>b)<text:tab/>390</text:p>
      <text:p text:style-name="P77">c)<text:tab/>270<text:tab/><text:tab/><text:tab/><text:tab/><text:tab/>d)<text:tab/>146</text:p>
      <text:p text:style-name="P78"/>
      <text:p text:style-name="P79">16) Find out the wrong number in the series 4443, 2423, 4322, 4511, 6221</text:p>
      <text:p text:style-name="P80">a)<text:tab/>4443<text:tab/><text:tab/><text:tab/><text:tab/>b)<text:tab/>2423</text:p>
      <text:p text:style-name="P81">c)<text:tab/>4322<text:tab/><text:tab/><text:tab/><text:tab/>d)<text:tab/>4511</text:p>
      <text:p text:style-name="P82">e)<text:tab/>6221</text:p>
      <text:p text:style-name="P83"/>
      <text:p text:style-name="P84">17) Find the wrong number 3, 5, 12, 38, 154, 914</text:p>
      <text:soft-page-break/>
      <text:p text:style-name="P85">a)<text:tab/>5<text:tab/><text:tab/><text:tab/><text:tab/><text:tab/>b)<text:tab/>38</text:p>
      <text:p text:style-name="P86">c)<text:tab/>154<text:tab/><text:tab/><text:tab/><text:tab/><text:tab/>d)<text:tab/>914</text:p>
      <text:p text:style-name="P87">e)<text:tab/>12</text:p>
      <text:p text:style-name="P88"/>
      <text:p text:style-name="P89">18) 40, 20, 100, 50, _____, 125</text:p>
      <text:p text:style-name="P90">a)<text:tab/>230<text:tab/><text:tab/><text:tab/><text:tab/><text:tab/>b)<text:tab/>329</text:p>
      <text:list text:style-name="LFO7" text:continue-numbering="true">
        <text:list-item>
          <text:p text:style-name="P91">250<text:tab/><text:tab/><text:tab/><text:tab/><text:tab/>d)<text:tab/>312</text:p>
        </text:list-item>
      </text:list>
      <text:p text:style-name="P92"/>
      <text:list text:style-name="LFO8" text:continue-numbering="true">
        <text:list-item>
          <text:p text:style-name="P93">17,19,23,29,31,37,--------</text:p>
        </text:list-item>
      </text:list>
      <text:p text:style-name="P94"><text:s text:c="7"/>a)39 <text:s text:c="2"/>b)41 <text:s/>c)33, <text:s text:c="2"/>d) <text:s/>41</text:p>
      <text:p text:style-name="P95"/>
      <text:p text:style-name="P96">20)64,125,216,343,512,729,-----</text:p>
      <text:p text:style-name="P97"/>
      <text:p text:style-name="P98"/>
      <text:list text:style-name="LFO9" text:continue-numbering="true">
        <text:list-item>
          <text:p text:style-name="P99">3,4,10,33,136,685,-------</text:p>
        </text:list-item>
      </text:list>
      <text:p text:style-name="P100"/>
      <text:p text:style-name="P101"/>
      <text:list text:style-name="LFO10" text:continue-numbering="true">
        <text:list-item>
          <text:p text:style-name="P102">37,60, 48,71,59,82------</text:p>
        </text:list-item>
      </text:list>
      <text:p text:style-name="P103"/>
      <text:p text:style-name="P104"/>
      <text:p text:style-name="P105">23)16,23,28,38,49,62,-----</text:p>
      <text:p text:style-name="P106"/>
      <text:p text:style-name="P107"/>
      <text:p text:style-name="P108">24)6,12,48,288,2304,--------,276480.</text:p>
      <text:p text:style-name="P109"/>
      <text:p text:style-name="P110"/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2</text:p>
          </table:table-cell>
          <table:table-cell table:style-name="TableCell125">
            <text:p text:style-name="P126">3</text:p>
          </table:table-cell>
          <table:table-cell table:style-name="TableCell127">
            <text:p text:style-name="P128">4</text:p>
          </table:table-cell>
          <table:table-cell table:style-name="TableCell129">
            <text:p text:style-name="P130">5</text:p>
          </table:table-cell>
          <table:table-cell table:style-name="TableCell131">
            <text:p text:style-name="P132">6</text:p>
          </table:table-cell>
          <table:table-cell table:style-name="TableCell133">
            <text:p text:style-name="P134">7</text:p>
          </table:table-cell>
        </table:table-row>
        <table:table-row table:style-name="TableRow135">
          <table:table-cell table:style-name="TableCell136">
            <text:p text:style-name="P137">8</text:p>
          </table:table-cell>
          <table:table-cell table:style-name="TableCell138">
            <text:p text:style-name="P139">9</text:p>
          </table:table-cell>
          <table:table-cell table:style-name="TableCell140">
            <text:p text:style-name="P141">10</text:p>
          </table:table-cell>
          <table:table-cell table:style-name="TableCell142">
            <text:p text:style-name="P143">11</text:p>
          </table:table-cell>
          <table:table-cell table:style-name="TableCell144">
            <text:p text:style-name="P145">12</text:p>
          </table:table-cell>
          <table:table-cell table:style-name="TableCell146">
            <text:p text:style-name="P147">13</text:p>
          </table:table-cell>
          <table:table-cell table:style-name="TableCell148">
            <text:p text:style-name="P149">14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P154">16</text:p>
          </table:table-cell>
          <table:table-cell table:style-name="TableCell155">
            <text:p text:style-name="P156">17</text:p>
          </table:table-cell>
          <table:table-cell table:style-name="TableCell157">
            <text:p text:style-name="P158">18</text:p>
          </table:table-cell>
          <table:table-cell table:style-name="TableCell159">
            <text:p text:style-name="P160">19</text:p>
          </table:table-cell>
          <table:table-cell table:style-name="TableCell161">
            <text:p text:style-name="P162">20</text:p>
          </table:table-cell>
          <table:table-cell table:style-name="TableCell163">
            <text:p text:style-name="P164">21</text:p>
          </table:table-cell>
        </table:table-row>
        <table:table-row table:style-name="TableRow165">
          <table:table-cell table:style-name="TableCell166">
            <text:p text:style-name="P167">22</text:p>
          </table:table-cell>
          <table:table-cell table:style-name="TableCell168">
            <text:p text:style-name="P169">23</text:p>
          </table:table-cell>
          <table:table-cell table:style-name="TableCell170">
            <text:p text:style-name="P171">24</text:p>
          </table:table-cell>
          <table:table-cell table:style-name="TableCell172">
            <text:p text:style-name="P173">25</text:p>
          </table:table-cell>
          <table:table-cell table:style-name="TableCell174">
            <text:p text:style-name="P175">26</text:p>
          </table:table-cell>
          <table:table-cell table:style-name="TableCell176">
            <text:p text:style-name="P177">27</text:p>
          </table:table-cell>
          <table:table-cell table:style-name="TableCell178">
            <text:p text:style-name="P179">28</text:p>
          </table:table-cell>
        </table:table-row>
        <table:table-row table:style-name="TableRow180">
          <table:table-cell table:style-name="TableCell181">
            <text:p text:style-name="P182">29</text:p>
          </table:table-cell>
          <table:table-cell table:style-name="TableCell183">
            <text:p text:style-name="P184">30</text:p>
          </table:table-cell>
          <table:table-cell table:style-name="TableCell185">
            <text:p text:style-name="P186">31</text:p>
          </table:table-cell>
          <table:table-cell table:style-name="TableCell187">
            <text:p text:style-name="P188">32</text:p>
          </table:table-cell>
          <table:table-cell table:style-name="TableCell189">
            <text:p text:style-name="P190">33</text:p>
          </table:table-cell>
          <table:table-cell table:style-name="TableCell191">
            <text:p text:style-name="P192">34</text:p>
          </table:table-cell>
          <table:table-cell table:style-name="TableCell193">
            <text:p text:style-name="P194">35</text:p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margin-left="0.25in" fo:text-indent="-0.25in">
        <style:tab-stops>
          <style:tab-stop style:type="left" style:position="0.25in"/>
          <style:tab-stop style:type="left" style:position="1.8333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Objectwithnofillandnoline" style:display-name="Object with no fill and no line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Heading10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style:font-size-complex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style:font-size-complex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le" style:display-name="WW-Title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Outline1" style:display-name="Outline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style:font-size-complex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style:font-size-complex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Default1LTGliederung1" style:display-name="Default 1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style:font-size-complex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style:font-size-complex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1LTUntertitel" style:display-name="Default 1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1LTNotizen" style:display-name="Default 1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1LTHintergrundobjekte" style:display-name="Default 1~LT~Hintergrundobjekte" style:family="paragraph">
      <style:paragraph-properties style:text-autospace="none"/>
      <style:text-properties fo:hyphenate="false"/>
    </style:style>
    <style:style style:name="Default1LTHintergrund" style:display-name="Default 1~LT~Hintergrund" style:family="paragraph">
      <style:paragraph-properties style:text-autospace="none"/>
      <style:text-properties fo:hyphenate="false"/>
    </style:style>
    <style:style style:name="Default2LTGliederung1" style:display-name="Default 2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2LTGliederung2" style:display-name="Default 2~LT~Gliederung 2" style:family="paragraph" style:parent-style-name="Default2LTGliederung1">
      <style:paragraph-properties fo:margin-bottom="0.1576in"/>
      <style:text-properties fo:font-size="24pt" style:font-size-asian="24pt" style:font-size-complex="24pt" fo:hyphenate="false"/>
    </style:style>
    <style:style style:name="Default2LTGliederung3" style:display-name="Default 2~LT~Gliederung 3" style:family="paragraph" style:parent-style-name="Default2LTGliederung2">
      <style:paragraph-properties fo:margin-bottom="0.118in"/>
      <style:text-properties fo:font-size="20pt" style:font-size-asian="20pt" style:font-size-complex="20pt" fo:hyphenate="false"/>
    </style:style>
    <style:style style:name="Default2LTGliederung4" style:display-name="Default 2~LT~Gliederung 4" style:family="paragraph" style:parent-style-name="Default2LTGliederung3">
      <style:paragraph-properties fo:margin-bottom="0.0784in"/>
      <style:text-properties fo:hyphenate="false"/>
    </style:style>
    <style:style style:name="Default2LTGliederung5" style:display-name="Default 2~LT~Gliederung 5" style:family="paragraph" style:parent-style-name="Default2LTGliederung4">
      <style:paragraph-properties fo:margin-bottom="0.0395in"/>
      <style:text-properties fo:hyphenate="false"/>
    </style:style>
    <style:style style:name="Default2LTGliederung6" style:display-name="Default 2~LT~Gliederung 6" style:family="paragraph" style:parent-style-name="Default2LTGliederung5">
      <style:text-properties fo:hyphenate="false"/>
    </style:style>
    <style:style style:name="Default2LTGliederung7" style:display-name="Default 2~LT~Gliederung 7" style:family="paragraph" style:parent-style-name="Default2LTGliederung6">
      <style:text-properties fo:hyphenate="false"/>
    </style:style>
    <style:style style:name="Default2LTGliederung8" style:display-name="Default 2~LT~Gliederung 8" style:family="paragraph" style:parent-style-name="Default2LTGliederung7">
      <style:text-properties fo:hyphenate="false"/>
    </style:style>
    <style:style style:name="Default2LTGliederung9" style:display-name="Default 2~LT~Gliederung 9" style:family="paragraph" style:parent-style-name="Default2LTGliederung8">
      <style:text-properties fo:hyphenate="false"/>
    </style:style>
    <style:style style:name="Default2LTTitel" style:display-name="Default 2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2LTUntertitel" style:display-name="Default 2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2LTNotizen" style:display-name="Default 2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2LTHintergrundobjekte" style:display-name="Default 2~LT~Hintergrundobjekte" style:family="paragraph">
      <style:paragraph-properties style:text-autospace="none"/>
      <style:text-properties fo:hyphenate="false"/>
    </style:style>
    <style:style style:name="Default2LTHintergrund" style:display-name="Default 2~LT~Hintergrund" style:family="paragraph">
      <style:paragraph-properties style:text-autospace="none"/>
      <style:text-properties fo:hyphenate="false"/>
    </style:style>
    <style:style style:name="BodyText2" style:display-name="Body Text 2" style:family="paragraph" style:parent-style-name="Standard">
      <style:paragraph-properties>
        <style:tab-stops>
          <style:tab-stop style:type="left" style:position="0.25in"/>
          <style:tab-stop style:type="left" style:position="2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ListLabel3" style:display-name="ListLabel 3" style:family="text">
      <style:text-properties fo:font-weight="normal" style:font-weight-asian="normal"/>
    </style:style>
    <text:list-style style:name="WW8Num1" style:display-name="WW8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3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5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weight="normal" style:font-weight-asian="normal"/>
    </style:style>
    <text:list-style style:name="WWNum38" style:display-name="WWNum38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)" style:num-format="1" text:start-value="1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)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)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lentsprint</meta:initial-creator>
    <dc:creator>KALIKOTA HARISHANKAR</dc:creator>
    <meta:creation-date>2014-02-14T12:44:00Z</meta:creation-date>
    <dc:date>2021-09-13T09:25:00Z</dc:date>
    <meta:template xlink:href="Normal" xlink:type="simple"/>
    <meta:editing-cycles>6</meta:editing-cycles>
    <meta:editing-duration>PT21360S</meta:editing-duration>
    <meta:document-statistic meta:page-count="2" meta:paragraph-count="3" meta:word-count="281" meta:character-count="1881" meta:row-count="13" meta:non-whitespace-character-count="1603"/>
  </office:meta>
</office:document-meta>
</file>